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bab691" officeooo:paragraph-rsid="00bab69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bab691" officeooo:paragraph-rsid="00beb21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beb218" officeooo:paragraph-rsid="00beb21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bf3576" officeooo:paragraph-rsid="00bf357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2b298" officeooo:paragraph-rsid="00c2b298" style:font-size-asian="12pt" style:font-weight-asian="normal" style:font-size-complex="12pt" style:font-weight-complex="normal"/>
    </style:style>
    <style:style style:name="T1" style:family="text">
      <style:text-properties fo:color="#0b5bc4" style:text-outline="false" fo:letter-spacing="normal" style:letter-kerning="false"/>
    </style:style>
    <style:style style:name="T2" style:family="text">
      <style:text-properties fo:color="#0b5bc4" style:text-outline="false" fo:letter-spacing="normal" officeooo:rsid="004e275e" style:letter-kerning="false"/>
    </style:style>
    <style:style style:name="T3" style:family="text">
      <style:text-properties fo:color="#0b5bc4" style:text-outline="false" fo:letter-spacing="normal" officeooo:rsid="00bdc278" style:letter-kerning="false"/>
    </style:style>
    <style:style style:name="T4" style:family="text">
      <style:text-properties fo:color="#0b5bc4" style:text-outline="false" fo:letter-spacing="normal" officeooo:rsid="00beb218" style:letter-kerning="false"/>
    </style:style>
    <style:style style:name="T5" style:family="text">
      <style:text-properties fo:color="#0b5bc4" style:text-outline="false" fo:letter-spacing="normal" officeooo:rsid="00c110e2" style:letter-kerning="false"/>
    </style:style>
    <style:style style:name="T6" style:family="text">
      <style:text-properties fo:color="#0b5bc4" style:text-outline="false" fo:letter-spacing="normal" officeooo:rsid="00c3079d" style:letter-kerning="false"/>
    </style:style>
    <style:style style:name="T7" style:family="text">
      <style:text-properties fo:color="#0b5bc4" style:text-outline="false" fo:letter-spacing="normal" officeooo:rsid="00c40424" style:letter-kerning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O </text:span><text:span text:style-name="T1">que entregar até às 18:40?</text:span></text:p>
      <text:p text:style-name="P1"><text:span text:style-name="T4">Código para c</text:span><text:span text:style-name="T1">arga dos dados do arquivo D_LOTFAC.HTM para um banco de dados MySQL (ou MariaDB).</text:span></text:p>
      <text:p text:style-name="P1"><text:span text:style-name="T1"/></text:p>
      <text:p text:style-name="P5"><text:span text:style-name="T1">--------</text:span></text:p>
      <text:p text:style-name="P1"><text:span text:style-name="T1"/></text:p>
      <text:p text:style-name="P3"><text:span text:style-name="T1">O que entregar na versão final?</text:span></text:p>
      <text:p text:style-name="P2"><text:span text:style-name="T4">Página Web que disponibiliza</text:span><text:span text:style-name="T1"> 10 funcionalidades, utiliza</text:span><text:span text:style-name="T4">ndo</text:span><text:span text:style-name="T1"> os dados precarregados. </text:span></text:p>
      <text:p text:style-name="P2"><text:span text:style-name="T3"/></text:p>
      <text:p text:style-name="P2"><text:span text:style-name="T3">Obs.: <text:s/>será avaliad</text:span><text:span text:style-name="T4">a a</text:span><text:span text:style-name="T3"> qualidade/criatividade d</text:span><text:span text:style-name="T4">e cada</text:span><text:span text:style-name="T3"> funcionalidade.</text:span></text:p>
      <text:p text:style-name="P2"><text:span text:style-name="T3"/></text:p>
      <text:p text:style-name="P3"><text:span text:style-name="T3">E</text:span><text:span text:style-name="T1">xemplo 1: dado um jogo (15 números escolhidos), quantos concursos o jogador acertaria 15, 14, 13, 12 ou 11 pontos? Qual a porcentagem de erro (menos de 11) e acerto (mais de 10)?</text:span></text:p>
      <text:p text:style-name="P3"><text:span text:style-name="T1"/></text:p>
      <text:p text:style-name="P3"><text:span text:style-name="T1">Exemplo 2: gera</text:span><text:span text:style-name="T5">r</text:span><text:span text:style-name="T1"> </text:span><text:span text:style-name="T5">cartela (15 números) </text:span><text:span text:style-name="T7">de forma aleatória e permitir edição da cartela, além de permitir fazer um jogo manualmente</text:span><text:span text:style-name="T1">.</text:span></text:p>
      <text:p text:style-name="P3"><text:span text:style-name="T1"/></text:p>
      <text:p text:style-name="P3"><text:span text:style-name="T1">Exemplo 3: quais foram os 15 números que mais foram sorteados? E os 15 números que menos foram sorteados?</text:span></text:p>
      <text:p text:style-name="P3"><text:span text:style-name="T1"/></text:p>
      <text:p text:style-name="P4"><text:span text:style-name="T1">Exemplo 4: Dados dois jogos gerados de forma aleatória, </text:span><text:span text:style-name="T4">Qual a porcentagem de erro (menos de 11) e acerto (mais de 10)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3:38:16.457072000</meta:creation-date>
    <meta:generator>LibreOffice/5.3.6.1$MacOSX_X86_64 LibreOffice_project/686f202eff87ef707079aeb7f485847613344eb7</meta:generator>
    <dc:date>2018-01-19T15:28:30.394524130</dc:date>
    <meta:editing-duration>PT2H54M44S</meta:editing-duration>
    <meta:editing-cycles>110</meta:editing-cycles>
    <dc:creator>Ramon Gomes Costa</dc:creator>
    <meta:document-statistic meta:table-count="0" meta:image-count="0" meta:object-count="0" meta:page-count="1" meta:paragraph-count="10" meta:word-count="142" meta:character-count="847" meta:non-whitespace-character-count="713"/>
  </office:meta>
</office:document-meta>
</file>